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7"/>
    <style:style style:name="P5" style:family="paragraph" style:parent-style-name="Standard" style:list-style-name="L8"/>
    <style:style style:name="P6" style:family="paragraph" style:parent-style-name="Standard" style:list-style-name="L11"/>
    <style:style style:name="P7" style:family="paragraph" style:parent-style-name="Standard" style:list-style-name="L12"/>
    <style:style style:name="P8" style:family="paragraph" style:parent-style-name="Standard" style:list-style-name="L17"/>
    <style:style style:name="P9" style:family="paragraph" style:parent-style-name="Standard" style:list-style-name="L18"/>
    <style:style style:name="P10" style:family="paragraph" style:parent-style-name="Standard" style:list-style-name="L19"/>
    <style:style style:name="P11" style:family="paragraph" style:parent-style-name="Standard" style:list-style-name="L20"/>
    <style:style style:name="P12" style:family="paragraph" style:parent-style-name="Standard" style:list-style-name="L21"/>
    <style:style style:name="P13" style:family="paragraph" style:parent-style-name="Standard" style:list-style-name="L22"/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.4925in" fo:margin-right="0in" fo:text-indent="-0.25in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tecnica del sistema de seguridad Munin</text:p>
      <text:p text:style-name="Standard"/>
      <text:p text:style-name="Standard">HABITANTES</text:p>
      <text:list xml:id="list7967143356082621262" text:style-name="L1">
        <text:list-item>
          <text:p text:style-name="P1">GESTION DE HABITANTES</text:p>
          <text:list>
            <text:list-item>
              <text:p text:style-name="P1">Datos personales</text:p>
              <text:list>
                <text:list-item>
                  <text:p text:style-name="P1">Nombre y apellido</text:p>
                </text:list-item>
                <text:list-item>
                  <text:p text:style-name="P1">DNI</text:p>
                </text:list-item>
                <text:list-item>
                  <text:p text:style-name="P1">email</text:p>
                </text:list-item>
                <text:list-item>
                  <text:p text:style-name="P1">telefono</text:p>
                </text:list-item>
                <text:list-item>
                  <text:p text:style-name="P1">TIPO DE USUARIO</text:p>
                  <text:list>
                    <text:list-item>
                      <text:p text:style-name="P1">Administrador</text:p>
                    </text:list-item>
                    <text:list-item>
                      <text:p text:style-name="P1">usuario</text:p>
                    </text:list-item>
                  </text:list>
                  <text:p text:style-name="P1"/>
                </text:list-item>
              </text:list>
            </text:list-item>
          </text:list>
        </text:list-item>
        <text:list-item>
          <text:p text:style-name="P1">GESTION DE PERSONAL SERVICIO DOMESTICO</text:p>
          <text:list>
            <text:list-item>
              <text:p text:style-name="P1">Datos personales</text:p>
              <text:list>
                <text:list-item>
                  <text:p text:style-name="P1">Nombre y apellido</text:p>
                </text:list-item>
                <text:list-item>
                  <text:p text:style-name="P1">DNI</text:p>
                </text:list-item>
                <text:list-item>
                  <text:p text:style-name="P1">email</text:p>
                </text:list-item>
                <text:list-item>
                  <text:p text:style-name="P1">telefono</text:p>
                </text:list-item>
                <text:list-item>
                  <text:p text:style-name="P1">Direccion particular</text:p>
                </text:list-item>
                <text:list-item>
                  <text:p text:style-name="P1">Empleador (en caso de que exista)</text:p>
                </text:list-item>
                <text:list-item>
                  <text:p text:style-name="P1">Gestion de horarios</text:p>
                  <text:list>
                    <text:list-item>
                      <text:p text:style-name="P1">Dias de la semana afectados</text:p>
                    </text:list-item>
                    <text:list-item>
                      <text:p text:style-name="P1">Rango horario</text:p>
                    </text:list-item>
                  </text:list>
                </text:list-item>
              </text:list>
            </text:list-item>
            <text:list-item>
              <text:p text:style-name="P1">Gestion de autorizacion</text:p>
              <text:list>
                <text:list-item>
                  <text:p text:style-name="P1">baja</text:p>
                </text:list-item>
              </text:list>
            </text:list-item>
          </text:list>
        </text:list-item>
        <text:list-item>
          <text:p text:style-name="P1">GESTION DE VISITAS</text:p>
          <text:list>
            <text:list-item>
              <text:p text:style-name="P1">Datos personales</text:p>
              <text:list>
                <text:list-item>
                  <text:p text:style-name="P1">Nombre y apellido</text:p>
                </text:list-item>
                <text:list-item>
                  <text:p text:style-name="P1">DNI</text:p>
                </text:list-item>
                <text:list-item>
                  <text:p text:style-name="P1">Telefono</text:p>
                </text:list-item>
                <text:list-item>
                  <text:p text:style-name="P1">Direccion particular</text:p>
                </text:list-item>
                <text:list-item>
                  <text:p text:style-name="P1">Tipo de Visita</text:p>
                  <text:list>
                    <text:list-item>
                      <text:p text:style-name="P1">Regular autorizada</text:p>
                    </text:list-item>
                    <text:list-item>
                      <text:p text:style-name="P1">Casual</text:p>
                    </text:list-item>
                    <text:list-item>
                      <text:p text:style-name="P1">publica (podra ser vista por el guardia y/o otros habitantes de diferentes viviendas de servicio domiestico y administracion)</text:p>
                    </text:list-item>
                  </text:list>
                </text:list-item>
              </text:list>
            </text:list-item>
            <text:list-item>
              <text:p text:style-name="P1">Gestion de Protocolo de Seguridad</text:p>
              <text:list>
                <text:list-item>
                  <text:p text:style-name="P1">Ingresa con aviso por parte de personal de seg.</text:p>
                  <text:list>
                    <text:list-item>
                      <text:p text:style-name="P1">si</text:p>
                    </text:list-item>
                    <text:list-item>
                      <text:p text:style-name="P1">no</text:p>
                    </text:list-item>
                  </text:list>
                </text:list-item>
              </text:list>
            </text:list-item>
            <text:list-item>
              <text:p text:style-name="P1">Gestion de autorizacion</text:p>
              <text:list>
                <text:list-item>
                  <text:p text:style-name="P1">autorizar</text:p>
                </text:list-item>
                <text:list-item>
                  <text:p text:style-name="P1">Desautorizar</text:p>
                </text:list-item>
              </text:list>
            </text:list-item>
            <text:list-item>
              <text:p text:style-name="P1">Cambio de tipo de visita</text:p>
              <text:list>
                <text:list-item>
                  <text:p text:style-name="P1"><text:soft-page-break/>regular autorizada</text:p>
                </text:list-item>
                <text:list-item>
                  <text:p text:style-name="P1">casual</text:p>
                </text:list-item>
              </text:list>
            </text:list-item>
          </text:list>
        </text:list-item>
      </text:list>
      <text:p text:style-name="Standard"/>
      <text:list xml:id="list43635110" text:continue-numbering="true" text:style-name="L1">
        <text:list-item>
          <text:p text:style-name="P1">GESTION DE LLAVES</text:p>
          <text:list>
            <text:list-item>
              <text:p text:style-name="P1">Alta y asignacion a usuario</text:p>
            </text:list-item>
            <text:list-item>
              <text:p text:style-name="P1">Baja</text:p>
            </text:list-item>
          </text:list>
        </text:list-item>
        <text:list-item>
          <text:p text:style-name="P1">GESTION DE INVITACIONES</text:p>
          <text:list>
            <text:list-item>
              <text:p text:style-name="P1">Envio</text:p>
              <text:list>
                <text:list-item>
                  <text:p text:style-name="P1">Codigo QR</text:p>
                  <text:list>
                    <text:list-item>
                      <text:p text:style-name="P1">telefono</text:p>
                    </text:list-item>
                    <text:list-item>
                      <text:p text:style-name="P1">email</text:p>
                    </text:list-item>
                  </text:list>
                </text:list-item>
                <text:list-item>
                  <text:p text:style-name="P1">Personal de Guardia (aviso)</text:p>
                  <text:list>
                    <text:list-item>
                      <text:p text:style-name="P1">Nombre y Apellido</text:p>
                    </text:list-item>
                  </text:list>
                </text:list-item>
                <text:list-item>
                  <text:p text:style-name="P1">Tipo de invitaciones</text:p>
                  <text:list>
                    <text:list-item>
                      <text:p text:style-name="P1">Individual</text:p>
                    </text:list-item>
                    <text:list-item>
                      <text:p text:style-name="P1">Grup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GESTION DE REUNIONES PROGRAMADAS</text:p>
          <text:list>
            <text:list-item>
              <text:p text:style-name="P1">Gestion de invitaciones</text:p>
            </text:list-item>
            <text:list-item>
              <text:p text:style-name="P1">Configuracion de reunion</text:p>
              <text:list>
                <text:list-item>
                  <text:p text:style-name="P1">Cantidad de personas</text:p>
                </text:list-item>
                <text:list-item>
                  <text:p text:style-name="P1">gestion de espacios comunes</text:p>
                  <text:list>
                    <text:list-item>
                      <text:p text:style-name="P1">Solicitar turno</text:p>
                    </text:list-item>
                  </text:list>
                </text:list-item>
                <text:list-item>
                  <text:p text:style-name="P1">Fecha y rango horario</text:p>
                </text:list-item>
              </text:list>
            </text:list-item>
          </text:list>
        </text:list-item>
        <text:list-item>
          <text:p text:style-name="P1">GESTION DE PROTOCOLO DE SEGURIDAD (permite realizar modificaciones si no atenta contra el protocolo padre)</text:p>
          <text:list>
            <text:list-item>
              <text:p text:style-name="P1">Forzar verificacion de identidad visitas</text:p>
            </text:list-item>
          </text:list>
        </text:list-item>
        <text:list-item>
          <text:p text:style-name="P1">GESTION DE VEHICULOS</text:p>
          <text:list>
            <text:list-item>
              <text:p text:style-name="P1">Registro de vehiculos</text:p>
              <text:list>
                <text:list-item>
                  <text:p text:style-name="P1">Marca</text:p>
                </text:list-item>
                <text:list-item>
                  <text:p text:style-name="P1">Modelo</text:p>
                </text:list-item>
                <text:list-item>
                  <text:p text:style-name="P1">Dominio</text:p>
                </text:list-item>
              </text:list>
            </text:list-item>
            <text:list-item>
              <text:p text:style-name="P1">Vinculacion</text:p>
              <text:list>
                <text:list-item>
                  <text:p text:style-name="P1">Habitante</text:p>
                </text:list-item>
                <text:list-item>
                  <text:p text:style-name="P1">Visita</text:p>
                </text:list-item>
                <text:list-item>
                  <text:p text:style-name="P1">Personal de servicio</text:p>
                </text:list-item>
                <text:list-item>
                  <text:p text:style-name="P1">Invitacion</text:p>
                </text:list-item>
                <text:list-item>
                  <text:p text:style-name="P1">reunion programadas</text:p>
                </text:list-item>
              </text:list>
            </text:list-item>
          </text:list>
        </text:list-item>
        <text:list-item>
          <text:p text:style-name="P1">ACCESO DE CAMARAS</text:p>
        </text:list-item>
        <text:list-item>
          <text:p text:style-name="P1">GESTION EVENTOS Y NOTIFICACIONES</text:p>
          <text:list>
            <text:list-item>
              <text:p text:style-name="P1">Configuracion en panel de control de notificaciones</text:p>
              <text:list>
                <text:list-item>
                  <text:p text:style-name="P1">Tipo de notificaciones a recibir</text:p>
                  <text:list>
                    <text:list-item>
                      <text:p text:style-name="P1">Alertas de seguridad</text:p>
                      <text:list>
                        <text:list-item>
                          <text:p text:style-name="P1">Desde personal de seguridad</text:p>
                        </text:list-item>
                      </text:list>
                    </text:list-item>
                    <text:list-item>
                      <text:p text:style-name="P1">Notificaciones de administracion</text:p>
                    </text:list-item>
                  </text:list>
                </text:list-item>
              </text:list>
            </text:list-item>
            <text:list-item>
              <text:p text:style-name="P1">Panel de disparador de eventos (acceso directos)</text:p>
              <text:list>
                <text:list-item>
                  <text:p text:style-name="P1"><text:soft-page-break/>disparador alertas</text:p>
                  <text:list>
                    <text:list-item>
                      <text:p text:style-name="P1">servicios de emergencia</text:p>
                    </text:list-item>
                    <text:list-item>
                      <text:p text:style-name="P1">envio automatico de mensajes por whatsup y sms e email a administracion y guardia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REPORTE DE MOVIMIENTOS Y EVENTOS</text:p>
          <text:list>
            <text:list-item>
              <text:p text:style-name="P1">por tipo de evento</text:p>
              <text:list>
                <text:list-item>
                  <text:p text:style-name="P1">reunion programadas</text:p>
                </text:list-item>
                <text:list-item>
                  <text:p text:style-name="P1">personal de servicio</text:p>
                  <text:list>
                    <text:list-item>
                      <text:p text:style-name="P1">Publico</text:p>
                    </text:list-item>
                    <text:list-item>
                      <text:p text:style-name="P1">Domesticoo</text:p>
                    </text:list-item>
                  </text:list>
                </text:list-item>
              </text:list>
            </text:list-item>
            <text:list-item>
              <text:p text:style-name="P1">por fecha</text:p>
            </text:list-item>
            <text:list-item>
              <text:p text:style-name="P1">por visita</text:p>
            </text:list-item>
            <text:list-item>
              <text:p text:style-name="P1">general / administracion</text:p>
            </text:list-item>
            <text:list-item>
              <text:p text:style-name="P1">por vivienda (pero solo aquellos que fueron autorizados para ser visualizados, publicos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UARDIA</text:p>
      <text:p text:style-name="Standard"/>
      <text:list xml:id="list5215046293347969736" text:style-name="L7">
        <text:list-item>
          <text:p text:style-name="P4">GESTION DE EVENTOS EN ENTRADA DE COMUNIDAD / CONSORCIO</text:p>
          <text:list>
            <text:list-item>
              <text:p text:style-name="P4">generar eventos de ingreso y salida de personas</text:p>
              <text:list>
                <text:list-item>
                  <text:p text:style-name="P4">verificar identidad al ingreso</text:p>
                  <text:list>
                    <text:list-item>
                      <text:p text:style-name="P4">visita regular autorizada</text:p>
                    </text:list-item>
                    <text:list-item>
                      <text:p text:style-name="P4">habitante</text:p>
                    </text:list-item>
                    <text:list-item>
                      <text:p text:style-name="P4">personal de servicio domestico</text:p>
                    </text:list-item>
                    <text:list-item>
                      <text:p text:style-name="P4">general / admnistracion</text:p>
                    </text:list-item>
                    <text:list-item>
                      <text:p text:style-name="P4">Verificar Vehiculo</text:p>
                    </text:list-item>
                  </text:list>
                </text:list-item>
                <text:list-item>
                  <text:p text:style-name="P4">Verificar identidad al egreso</text:p>
                  <text:list>
                    <text:list-item>
                      <text:p text:style-name="P4">por patente</text:p>
                    </text:list-item>
                    <text:list-item>
                      <text:p text:style-name="P4">por nombre o dni</text:p>
                    </text:list-item>
                  </text:list>
                </text:list-item>
              </text:list>
            </text:list-item>
            <text:list-item>
              <text:p text:style-name="P4">Registro de visita casual (telefono) (Precarga que debera autorizar el habitante)</text:p>
              <text:list>
                <text:list-item>
                  <text:p text:style-name="P4">Nombre, apellido, DNI, dominio vehiculo</text:p>
                </text:list-item>
                <text:list-item>
                  <text:p text:style-name="P4">envio de notificaciones </text:p>
                </text:list-item>
                <text:list-item>
                  <text:p text:style-name="P4">administracion</text:p>
                </text:list-item>
                <text:list-item>
                  <text:p text:style-name="P4">habitante autorizante</text:p>
                </text:list-item>
              </text:list>
            </text:list-item>
            <text:list-item>
              <text:p text:style-name="P4">Asignacion de nuevo vehiculo a visita</text:p>
              <text:list>
                <text:list-item>
                  <text:p text:style-name="P4">Regular autorizada</text:p>
                </text:list-item>
                <text:list-item>
                  <text:p text:style-name="P4">Casual</text:p>
                </text:list-item>
              </text:list>
            </text:list-item>
            <text:list-item>
              <text:p text:style-name="P4">Registro de datos de ingreso de personal de servicio autorizado por administracion</text:p>
              <text:list>
                <text:list-item>
                  <text:p text:style-name="P4">Persona<text:tab/></text:p>
                </text:list-item>
                <text:list-item>
                  <text:p text:style-name="P4">Vehiculo</text:p>
                </text:list-item>
                <text:list-item>
                  <text:p text:style-name="P4">Empresa de servicio</text:p>
                </text:list-item>
              </text:list>
            </text:list-item>
            <text:list-item>
              <text:p text:style-name="P4">Carga manual de ingreso de habitante en caso de fallo de llave automatico y registrar motivo</text:p>
              <text:list>
                <text:list-item>
                  <text:p text:style-name="P4">En caso de invitacion grupal</text:p>
                  <text:list>
                    <text:list-item>
                      <text:p text:style-name="P4">Registrar cantidad de personas </text:p>
                    </text:list-item>
                    <text:list-item>
                      <text:p text:style-name="P4">Vehiculo al ingreso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43610602" text:continue-numbering="true" text:style-name="L7">
        <text:list-item>
          <text:p text:style-name="P4">GESTION DE ENVENTOS DE SEGURIDAD</text:p>
          <text:list>
            <text:list-item>
              <text:p text:style-name="P4">Panel de control de eventos</text:p>
              <text:list>
                <text:list-item>
                  <text:p text:style-name="P4">Acceso directo para generar</text:p>
                </text:list-item>
                <text:list-item>
                  <text:p text:style-name="P4">Alertas</text:p>
                </text:list-item>
                <text:list-item>
                  <text:p text:style-name="P4">Eventos especiales o excepcionales</text:p>
                </text:list-item>
                <text:list-item>
                  <text:p text:style-name="P4">Disparador de alertas</text:p>
                  <text:list>
                    <text:list-item>
                      <text:p text:style-name="P4">Alertas de perimetro</text:p>
                    </text:list-item>
                    <text:list-item>
                      <text:p text:style-name="P4">Alertas de intruso</text:p>
                    </text:list-item>
                    <text:list-item>
                      <text:p text:style-name="P4">Envio de eventos</text:p>
                      <text:list>
                        <text:list-item>
                          <text:p text:style-name="P4">A la Administracion de la comunidad</text:p>
                        </text:list-item>
                        <text:list-item>
                          <text:p text:style-name="P4">A servicios de emergencia</text:p>
                        </text:list-item>
                        <text:list-item>
                          <text:p text:style-name="P4">A habitantes</text:p>
                        </text:list-item>
                        <text:list-item>
                          <text:p text:style-name="P4">A sus compañeros</text:p>
                        </text:list-item>
                      </text:list>
                    </text:list-item>
                  </text:list>
                </text:list-item>
                <text:list-item>
                  <text:p text:style-name="P4">Respuesta de eventos generados</text:p>
                  <text:list>
                    <text:list-item>
                      <text:p text:style-name="P4">Por guardias</text:p>
                    </text:list-item>
                    <text:list-item>
                      <text:p text:style-name="P4"><text:soft-page-break/>Habitantes</text:p>
                    </text:list-item>
                    <text:list-item>
                      <text:p text:style-name="P4">Administrac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43606445" text:continue-numbering="true" text:style-name="L7">
        <text:list-item>
          <text:p text:style-name="P4">GESTION DE CAMARAS DE SEGURIDAD</text:p>
          <text:list>
            <text:list-item>
              <text:p text:style-name="P4">Acceso al cache de video para verificar grabacion de video</text:p>
            </text:list-item>
          </text:list>
        </text:list-item>
        <text:list-item>
          <text:p text:style-name="P4">GESTION DE ACTIVIDAD</text:p>
          <text:list>
            <text:list-item>
              <text:p text:style-name="P4">Registro de inicio y fin de turno</text:p>
            </text:list-item>
            <text:list-item>
              <text:p text:style-name="P4">Registro de eventualidades</text:p>
              <text:list>
                <text:list-item>
                  <text:p text:style-name="P4">Ej.: Motivo de llegada tarde</text:p>
                </text:list-item>
              </text:list>
            </text:list-item>
            <text:list-item>
              <text:p text:style-name="P4">Reporte de actividades</text:p>
              <text:list>
                <text:list-item>
                  <text:p text:style-name="P4">Intercambio de posiciones</text:p>
                </text:list-item>
                <text:list-item>
                  <text:p text:style-name="P4">Inicio y fin de ronda</text:p>
                </text:list-item>
              </text:list>
            </text:list-item>
            <text:list-item>
              <text:p text:style-name="P4">Respuesta a eventos generados por los habitantes y/o administracion</text:p>
              <text:list>
                <text:list-item>
                  <text:p text:style-name="P4">Alertas</text:p>
                </text:list-item>
                <text:list-item>
                  <text:p text:style-name="P4">Solicitud de presencia</text:p>
                </text:list-item>
              </text:list>
            </text:list-item>
            <text:list-item>
              <text:p text:style-name="P4">Comunicacion con compañeros</text:p>
              <text:list>
                <text:list-item>
                  <text:p text:style-name="P4">Disparador de eventos</text:p>
                  <text:list>
                    <text:list-item>
                      <text:p text:style-name="P4">Solicitar presencia</text:p>
                    </text:list-item>
                    <text:list-item>
                      <text:p text:style-name="P4">Alerta</text:p>
                    </text:list-item>
                    <text:list-item>
                      <text:p text:style-name="P4">Reportarse</text:p>
                    </text:list-item>
                    <text:list-item>
                      <text:p text:style-name="P4">Respuesta de evento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43630784" text:continue-numbering="true" text:style-name="L7">
        <text:list-item>
          <text:p text:style-name="P4">CONSULTAS Y REPORTES</text:p>
        </text:list-item>
      </text:list>
      <text:list xml:id="list6809226250651534622" text:style-name="L8">
        <text:list-item>
          <text:p text:style-name="P5">consulta de visitas por vivienda</text:p>
          <text:list>
            <text:list-item>
              <text:p text:style-name="P5">Solo publicas</text:p>
            </text:list-item>
          </text:list>
        </text:list-item>
        <text:list-item>
          <text:p text:style-name="P5">Invitaciones</text:p>
        </text:list-item>
        <text:list-item>
          <text:p text:style-name="P5">habitantes</text:p>
        </text:list-item>
        <text:list-item>
          <text:p text:style-name="P5">personal de servicio</text:p>
          <text:list>
            <text:list-item>
              <text:p text:style-name="P5">de Administracion</text:p>
            </text:list-item>
            <text:list-item>
              <text:p text:style-name="P5">Servicio publico</text:p>
            </text:list-item>
            <text:list-item>
              <text:p text:style-name="P5">Servicio domestico</text:p>
              <text:list>
                <text:list-item>
                  <text:p text:style-name="P5">Solo publicas</text:p>
                </text:list-item>
              </text:list>
            </text:list-item>
          </text:list>
        </text:list-item>
        <text:list-item>
          <text:p text:style-name="P5">Consulta de visitas autorizadas por administracion</text:p>
          <text:p text:style-name="P5"/>
        </text:list-item>
      </text:list>
      <text:p text:style-name="Standard"><text:s text:c="7"/>* <text:s text:c="2"/>VISUALIZADOR EN TIEMPO REAL</text:p>
      <text:list xml:id="list4666663805439038405" text:style-name="L11">
        <text:list-item>
          <text:p text:style-name="P6">Visualizacion de visitas activas en tiempo real (solo aquellas publicadas)</text:p>
          <text:list>
            <text:list-item>
              <text:p text:style-name="P6">Visita regular autorizada</text:p>
            </text:list-item>
            <text:list-item>
              <text:p text:style-name="P6">Visita casual</text:p>
            </text:list-item>
          </text:list>
        </text:list-item>
        <text:list-item>
          <text:p text:style-name="P6">Habitantes</text:p>
        </text:list-item>
        <text:list-item>
          <text:p text:style-name="P6">Personal de servicio</text:p>
          <text:list>
            <text:list-item>
              <text:p text:style-name="P6">Domestico <text:s/>(solo si esta publicado)</text:p>
            </text:list-item>
            <text:list-item>
              <text:p text:style-name="P6">Publico</text:p>
            </text:list-item>
            <text:list-item>
              <text:p text:style-name="P6">de Administracion</text:p>
            </text:list-item>
          </text:list>
        </text:list-item>
        <text:list-item>
          <text:p text:style-name="P6">Agrupadas</text:p>
          <text:list>
            <text:list-item>
              <text:p text:style-name="P6">Por vivienda</text:p>
              <text:list>
                <text:list-item>
                  <text:p text:style-name="P6"><text:soft-page-break/>se ve visitas activas</text:p>
                </text:list-item>
              </text:list>
            </text:list-item>
            <text:list-item>
              <text:p text:style-name="P6">Reunion</text:p>
              <text:list>
                <text:list-item>
                  <text:p text:style-name="P6">se ve Cantidad de personas</text:p>
                </text:list-item>
                <text:list-item>
                  <text:p text:style-name="P6">se ve Vehiculos</text:p>
                </text:list-item>
              </text:list>
            </text:list-item>
            <text:list-item>
              <text:p text:style-name="P6">Por servicio</text:p>
            </text:list-item>
          </text:list>
        </text:list-item>
        <text:list-item>
          <text:p text:style-name="P6">Visualizar eventos actuales al iniciar sesion correspondientes a su turno</text:p>
          <text:list>
            <text:list-item>
              <text:p text:style-name="P6">Visualizador de compañeros</text:p>
              <text:list>
                <text:list-item>
                  <text:p text:style-name="P6">Posiciones</text:p>
                </text:list-item>
              </text:list>
            </text:list-item>
          </text:list>
        </text:list-item>
        <text:list-item>
          <text:p text:style-name="P6">Gestion de eventos generados por habitantes adminsitracion guardias</text:p>
          <text:list>
            <text:list-item>
              <text:p text:style-name="P6">Alertas</text:p>
            </text:list-item>
            <text:list-item>
              <text:p text:style-name="P6">eventos especiales</text:p>
            </text:list-item>
          </text:list>
        </text:list-item>
      </text:list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DMINISTRACION</text:p>
      <text:list xml:id="list6341074931417312503" text:style-name="L21">
        <text:list-item>
          <text:p text:style-name="P12">GESTION DE HABITANTES</text:p>
        </text:list-item>
      </text:list>
      <text:list xml:id="list8774878519915064638" text:style-name="L3">
        <text:list-item>
          <text:p text:style-name="P2">Registro de usuario inicial (dueño, primer habitante) (por vivienda)</text:p>
          <text:list>
            <text:list-item>
              <text:p text:style-name="P2">Nombre apellido</text:p>
            </text:list-item>
            <text:list-item>
              <text:p text:style-name="P2">Dni</text:p>
            </text:list-item>
            <text:list-item>
              <text:p text:style-name="P2">Email</text:p>
            </text:list-item>
            <text:list-item>
              <text:p text:style-name="P2">Vivieda</text:p>
              <text:list>
                <text:list-item>
                  <text:p text:style-name="P2">Envio de email de confirmacion</text:p>
                </text:list-item>
              </text:list>
            </text:list-item>
          </text:list>
        </text:list-item>
      </text:list>
      <text:p text:style-name="Standard"><text:s text:c="7"/></text:p>
      <text:list xml:id="list3627664652500333159" text:style-name="L22">
        <text:list-item>
          <text:list>
            <text:list-item>
              <text:list>
                <text:list-item>
                  <text:p text:style-name="P13">GESTION DE SERVICIOS</text:p>
                  <text:list>
                    <text:list-item>
                      <text:p text:style-name="P13">Gestion de servicios publicos (epec, agua, gas, telefono, etc)</text:p>
                      <text:list>
                        <text:list-item>
                          <text:p text:style-name="P13">Registro de empresas de servicios</text:p>
                        </text:list-item>
                      </text:list>
                    </text:list-item>
                    <text:list-item>
                      <text:p text:style-name="P13">Gestion servicios propios</text:p>
                      <text:list>
                        <text:list-item>
                          <text:p text:style-name="P13">Resgistro de empresas de servicio propio</text:p>
                          <text:list>
                            <text:list-item>
                              <text:p text:style-name="P13">(Poda, Seguridad, etc)</text:p>
                            </text:list-item>
                          </text:list>
                        </text:list-item>
                        <text:list-item>
                          <text:p text:style-name="P13">Registro de personal</text:p>
                        </text:list-item>
                        <text:list-item>
                          <text:p text:style-name="P13">Gestion de planillas de horarios del personal de servicio propio y publico</text:p>
                          <text:list>
                            <text:list-item>
                              <text:p text:style-name="P13">Dias</text:p>
                            </text:list-item>
                            <text:list-item>
                              <text:p text:style-name="P13">Rango horari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43612329" text:continue-numbering="true" text:style-name="L22">
        <text:list-item>
          <text:list>
            <text:list-item>
              <text:list>
                <text:list-item>
                  <text:p text:style-name="P13">GESTION DE PERSONAL PROPIO</text:p>
                  <text:list>
                    <text:list-item>
                      <text:p text:style-name="P13">Registro de personal</text:p>
                      <text:list>
                        <text:list-item>
                          <text:p text:style-name="P13">Nombre apellido</text:p>
                        </text:list-item>
                        <text:list-item>
                          <text:p text:style-name="P13">DNI</text:p>
                        </text:list-item>
                        <text:list-item>
                          <text:p text:style-name="P13">Direccion</text:p>
                        </text:list-item>
                        <text:list-item>
                          <text:p text:style-name="P13">Telefono</text:p>
                        </text:list-item>
                        <text:list-item>
                          <text:p text:style-name="P13">Emai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43610368" text:continue-numbering="true" text:style-name="L22">
        <text:list-item>
          <text:list>
            <text:list-item>
              <text:list>
                <text:list-item>
                  <text:p text:style-name="P13">GESTION DE VISITAS</text:p>
                  <text:list>
                    <text:list-item>
                      <text:p text:style-name="P13">Carga de visitas de servicio</text:p>
                      <text:list>
                        <text:list-item>
                          <text:p text:style-name="P13">De administracion</text:p>
                          <text:list>
                            <text:list-item>
                              <text:p text:style-name="P13">Nombre apellido</text:p>
                            </text:list-item>
                            <text:list-item>
                              <text:p text:style-name="P13">DNI</text:p>
                            </text:list-item>
                            <text:list-item>
                              <text:p text:style-name="P13">Vehiculo</text:p>
                            </text:list-item>
                          </text:list>
                        </text:list-item>
                        <text:list-item>
                          <text:p text:style-name="P13">Publ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43616646" text:continue-numbering="true" text:style-name="L22">
        <text:list-item>
          <text:list>
            <text:list-item>
              <text:list>
                <text:list-item>
                  <text:p text:style-name="P13">GESTION DE LLAVES</text:p>
                  <text:list>
                    <text:list-item>
                      <text:p text:style-name="P13">Generar llaves (tarjetas) y vinculacion al personal de servicio</text:p>
                    </text:list-item>
                    <text:list-item>
                      <text:p text:style-name="P13">Aprobacion de entrega de llaves verificando identidad de la persona presentada con los datos del email enviado x el solicitante (el email se envia a la empresa, admin, y habitante solicitante)</text:p>
                    </text:list-item>
                    <text:list-item>
                      <text:p text:style-name="P13">Baja de llaves y reasignacion previo carga del dueño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43603525" text:continue-numbering="true" text:style-name="L22">
        <text:list-item>
          <text:list>
            <text:list-item>
              <text:list>
                <text:list-item>
                  <text:p text:style-name="P13">GESTION DE EVENTOS GENERADOS</text:p>
                  <text:list>
                    <text:list-item>
                      <text:p text:style-name="P13">Por habitante</text:p>
                    </text:list-item>
                    <text:list-item>
                      <text:p text:style-name="P13">Por guardia</text:p>
                    </text:list-item>
                    <text:list-item>
                      <text:p text:style-name="P13"><text:soft-page-break/>Respuesta a eventos</text:p>
                      <text:list>
                        <text:list-item>
                          <text:p text:style-name="P13">Alertas</text:p>
                        </text:list-item>
                        <text:list-item>
                          <text:p text:style-name="P13">Incidencias de seguridad</text:p>
                        </text:list-item>
                        <text:list-item>
                          <text:p text:style-name="P13">Quejas</text:p>
                        </text:list-item>
                        <text:list-item>
                          <text:p text:style-name="P13">Notificacion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43621443" text:continue-numbering="true" text:style-name="L22">
        <text:list-item>
          <text:list>
            <text:list-item>
              <text:list>
                <text:list-item>
                  <text:p text:style-name="P13">GESTION DE ESPACIOS COMUNES</text:p>
                  <text:list>
                    <text:list-item>
                      <text:p text:style-name="P13">Turnos solucitados</text:p>
                    </text:list-item>
                    <text:list-item>
                      <text:p text:style-name="P13">Registro de irregularidades</text:p>
                      <text:list>
                        <text:list-item>
                          <text:p text:style-name="P13">Control de incidencias</text:p>
                          <text:list>
                            <text:list-item>
                              <text:p text:style-name="P13">Rotura de objetos</text:p>
                            </text:list-item>
                            <text:list-item>
                              <text:p text:style-name="P13">Cantidad de personas</text:p>
                            </text:list-item>
                            <text:list-item>
                              <text:p text:style-name="P13">Gestion de quejas de habitant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43628556" text:continue-numbering="true" text:style-name="L22">
        <text:list-item>
          <text:list>
            <text:list-item>
              <text:list>
                <text:list-item>
                  <text:p text:style-name="P13">GESTION DE CAMARAS</text:p>
                  <text:p text:style-name="P13"/>
                </text:list-item>
                <text:list-item>
                  <text:p text:style-name="P13">PANEL DE CONTROL DE CONFIGURACION DE NOTIFICACIONES</text:p>
                  <text:p text:style-name="P13"/>
                </text:list-item>
                <text:list-item>
                  <text:p text:style-name="P13">VISUALIZADOR EN TIEMPO REAL</text:p>
                  <text:list>
                    <text:list-item>
                      <text:p text:style-name="P13">Personal de Seguridad</text:p>
                      <text:list>
                        <text:list-item>
                          <text:p text:style-name="P13">Agrupado por Comunidad</text:p>
                        </text:list-item>
                      </text:list>
                    </text:list-item>
                    <text:list-item>
                      <text:p text:style-name="P13">Personal de servicios</text:p>
                      <text:list>
                        <text:list-item>
                          <text:p text:style-name="P13">Publicos</text:p>
                          <text:list>
                            <text:list-item>
                              <text:p text:style-name="P13">Agrupado por comunidad</text:p>
                            </text:list-item>
                            <text:list-item>
                              <text:p text:style-name="P13">Agrupado por empresa</text:p>
                            </text:list-item>
                          </text:list>
                        </text:list-item>
                        <text:list-item>
                          <text:p text:style-name="P13">de Administracion</text:p>
                          <text:list>
                            <text:list-item>
                              <text:p text:style-name="P13">Agrupado por comunidad</text:p>
                            </text:list-item>
                            <text:list-item>
                              <text:p text:style-name="P13">Agrupado por empres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43615259" text:continue-numbering="true" text:style-name="L22">
        <text:list-item>
          <text:list>
            <text:list-item>
              <text:list>
                <text:list-item>
                  <text:p text:style-name="P13">REPORTES</text:p>
                  <text:list>
                    <text:list-item>
                      <text:p text:style-name="P13">Consulta de reuniones programadas</text:p>
                    </text:list-item>
                    <text:list-item>
                      <text:p text:style-name="P13">Consulta de turno de personal de seguridad</text:p>
                      <text:list>
                        <text:list-item>
                          <text:p text:style-name="P13">Control de asistencia</text:p>
                        </text:list-item>
                      </text:list>
                    </text:list-item>
                    <text:list-item>
                      <text:p text:style-name="P13">Consulta de eventos</text:p>
                      <text:list>
                        <text:list-item>
                          <text:p text:style-name="P13">Alertas</text:p>
                        </text:list-item>
                        <text:list-item>
                          <text:p text:style-name="P13">Incidencias de seguridad</text:p>
                        </text:list-item>
                      </text:list>
                    </text:list-item>
                    <text:list-item>
                      <text:p text:style-name="P13">Consulta de visitas de servicios cargados por administracion</text:p>
                      <text:list>
                        <text:list-item>
                          <text:p text:style-name="P13">Control de asistencia</text:p>
                        </text:list-item>
                      </text:list>
                    </text:list-item>
                    <text:list-item>
                      <text:p text:style-name="P13">Consutla de accesos del personal de adminmistracion</text:p>
                      <text:list>
                        <text:list-item>
                          <text:p text:style-name="P13">Control de asistencia</text:p>
                        </text:list-item>
                      </text:list>
                    </text:list-item>
                    <text:list-item>
                      <text:p text:style-name="P13">Consulta de visitas por vivienda solo las publicadas por los habitantes</text:p>
                      <text:list>
                        <text:list-item>
                          <text:p text:style-name="P13">Consulta de movimientos</text:p>
                        </text:list-item>
                        <text:list-item>
                          <text:p text:style-name="P13">Analisis</text:p>
                        </text:list-item>
                        <text:list-item>
                          <text:p text:style-name="P13">Horarios pico de circulacion de personas</text:p>
                        </text:list-item>
                        <text:list-item>
                          <text:p text:style-name="P13">Estadistic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oft-page-break/>SISTEMA (Funcionalidades automatizadas)</text:p>
      <text:list xml:id="list6105787252117857431" text:style-name="L4">
        <text:list-item>
          <text:p text:style-name="P3">GENERACION DE NOTIFICACIONES (configurables)</text:p>
          <text:list>
            <text:list-item>
              <text:p text:style-name="P3">Registros de personas</text:p>
              <text:list>
                <text:list-item>
                  <text:p text:style-name="P3">Haibtantes </text:p>
                </text:list-item>
                <text:list-item>
                  <text:p text:style-name="P3">Guardias</text:p>
                </text:list-item>
                <text:list-item>
                  <text:p text:style-name="P3">Personal de administracion</text:p>
                </text:list-item>
                <text:list-item>
                  <text:p text:style-name="P3">Person de servicios</text:p>
                  <text:list>
                    <text:list-item>
                      <text:p text:style-name="P3">Publicos</text:p>
                    </text:list-item>
                    <text:list-item>
                      <text:p text:style-name="P3">de Administracion</text:p>
                    </text:list-item>
                  </text:list>
                </text:list-item>
              </text:list>
            </text:list-item>
            <text:list-item>
              <text:p text:style-name="P3">Eventos generados por personal de seguridad</text:p>
              <text:list>
                <text:list-item>
                  <text:p text:style-name="P3">Alertas</text:p>
                </text:list-item>
                <text:list-item>
                  <text:p text:style-name="P3">Incidencias de seguridad</text:p>
                </text:list-item>
                <text:list-item>
                  <text:p text:style-name="P3">Cambios de turnos</text:p>
                </text:list-item>
                <text:list-item>
                  <text:p text:style-name="P3">Posiciones</text:p>
                </text:list-item>
                <text:list-item>
                  <text:p text:style-name="P3">Ingreso / Egreso</text:p>
                  <text:list>
                    <text:list-item>
                      <text:p text:style-name="P3">Habitantes</text:p>
                    </text:list-item>
                    <text:list-item>
                      <text:p text:style-name="P3">Visitas regulares autorizadas</text:p>
                    </text:list-item>
                    <text:list-item>
                      <text:p text:style-name="P3">Visitas casuales</text:p>
                    </text:list-item>
                    <text:list-item>
                      <text:p text:style-name="P3">Personal de servicio</text:p>
                      <text:list>
                        <text:list-item>
                          <text:p text:style-name="P3">Administracion</text:p>
                        </text:list-item>
                        <text:list-item>
                          <text:p text:style-name="P3">Publico</text:p>
                        </text:list-item>
                        <text:list-item>
                          <text:p text:style-name="P3">Domestico</text:p>
                        </text:list-item>
                      </text:list>
                    </text:list-item>
                    <text:list-item>
                      <text:p text:style-name="P3">Eventos excepcionales</text:p>
                    </text:list-item>
                  </text:list>
                </text:list-item>
                <text:list-item>
                  <text:p text:style-name="P3">Llamada a servicios de emergencias</text:p>
                </text:list-item>
              </text:list>
            </text:list-item>
            <text:list-item>
              <text:p text:style-name="P3">Eventos generados por habitantes</text:p>
              <text:list>
                <text:list-item>
                  <text:p text:style-name="P3">Alertas</text:p>
                </text:list-item>
                <text:list-item>
                  <text:p text:style-name="P3">Incidencias de seguridad</text:p>
                </text:list-item>
                <text:list-item>
                  <text:p text:style-name="P3">Llamadas a servicios de emergencia</text:p>
                  <text:p text:style-name="P3"/>
                </text:list-item>
              </text:list>
            </text:list-item>
          </text:list>
        </text:list-item>
        <text:list-item>
          <text:p text:style-name="P3">GENERACION DE EVENTOS</text:p>
          <text:list>
            <text:list-item>
              <text:p text:style-name="P3">Ausencia del personal de servicio</text:p>
              <text:list>
                <text:list-item>
                  <text:p text:style-name="P3">Seguridad</text:p>
                </text:list-item>
                <text:list-item>
                  <text:p text:style-name="P3">Servicios de administracion</text:p>
                </text:list-item>
              </text:list>
            </text:list-item>
            <text:list-item>
              <text:p text:style-name="P3">Tiempo extendido no autorizados en turnos del personal</text:p>
            </text:list-item>
          </text:list>
        </text:list-item>
      </text:list>
      <text:p text:style-name="Standard"/>
      <text:list xml:id="list43632551" text:continue-numbering="true" text:style-name="L4">
        <text:list-item>
          <text:p text:style-name="P3">GESTION DE EVENTOS</text:p>
          <text:list>
            <text:list-item>
              <text:p text:style-name="P3">por Guardias</text:p>
            </text:list-item>
            <text:list-item>
              <text:p text:style-name="P3">Habitante</text:p>
            </text:list-item>
            <text:list-item>
              <text:p text:style-name="P3">Administracion</text:p>
            </text:list-item>
          </text:list>
        </text:list-item>
      </text:list>
      <text:p text:style-name="Standard"/>
      <text:list xml:id="list43627538" text:continue-numbering="true" text:style-name="L4">
        <text:list-item>
          <text:p text:style-name="P3">GESTION DE CAMARAS</text:p>
          <text:list>
            <text:list-item>
              <text:p text:style-name="P3">Generacion de instantameas a travez de las camaras</text:p>
              <text:list>
                <text:list-item>
                  <text:p text:style-name="P3">Vinculacion automatica con eventos</text:p>
                  <text:list>
                    <text:list-item>
                      <text:p text:style-name="P3">Ingresos / Egresos</text:p>
                    </text:list-item>
                    <text:list-item>
                      <text:p text:style-name="P3">Alertas</text:p>
                    </text:list-item>
                    <text:list-item>
                      <text:p text:style-name="P3"><text:soft-page-break/>Incidencias</text:p>
                    </text:list-item>
                  </text:list>
                </text:list-item>
                <text:list-item>
                  <text:p text:style-name="P3">Cache del video de x segundos que servira para asociar una cantidad x de segudos antes y despues de ocurrir un evento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copilación y captura de datos</text:p>
      <text:p text:style-name="Standard">Gestion y administracion de los datos recopilados por el control de acceso (definición)</text:p>
      <text:p text:style-name="Standard">Resultado: incremento en la seguridad, a través de la prevención</text:p>
      <text:p text:style-name="Standard"/>
      <text:p text:style-name="Standard">El sistema brinda herramientas que permiten la toma de decisiones certeras, reduciendo el periodo de tiempo requerido para generar soluciones a problemas determinados. Una solución certera y rápida, es una medida de prevención.</text:p>
      <text:p text:style-name="Standard"/>
      <text:p text:style-name="Standard">Como previene el sistema:</text:p>
      <text:p text:style-name="Standard"/>
      <text:list xml:id="list9054891076705575279" text:style-name="L12">
        <text:list-item>
          <text:p text:style-name="P7">De forma Activa: genera alertas de incidencias de seguridad en tiempo real, que pueden ser atendidas de forma inmediata. </text:p>
        </text:list-item>
        <text:list-item>
          <text:p text:style-name="P7">De forma Pasiva: Ayuda a corregir malos hábitos de los residentes.</text:p>
        </text:list-item>
      </text:list>
      <text:p text:style-name="Standard"/>
      <text:p text:style-name="Standard">Posibles métodos de cotización</text:p>
      <text:p text:style-name="Standard"/>
      <text:list xml:id="list7693911869045397923" text:style-name="L17">
        <text:list-item>
          <text:p text:style-name="P8">Por cantidad de pisos por edificio (Disminuye por cantidad de deptos por piso): (Consorcios)</text:p>
        </text:list-item>
      </text:list>
      <text:p text:style-name="Standard"/>
      <text:list xml:id="list5277676248622369022" text:style-name="L18">
        <text:list-item>
          <text:p text:style-name="P9">de 1 a 10 ----- 2000 (Variable: negociable porque incrementa el costo por unidad habitacional) </text:p>
        </text:list-item>
        <text:list-item>
          <text:p text:style-name="P9">de 11 a 20 ---- 2000</text:p>
        </text:list-item>
        <text:list-item>
          <text:p text:style-name="P9">de 21 a 30 ---- 2850</text:p>
        </text:list-item>
        <text:list-item>
          <text:p text:style-name="P9">de 31 a 40 ---- 3600</text:p>
        </text:list-item>
        <text:list-item>
          <text:p text:style-name="P9">de +41 --------- 4200</text:p>
        </text:list-item>
      </text:list>
      <text:p text:style-name="Standard"/>
      <text:list xml:id="list8290384243083146357" text:style-name="L19">
        <text:list-item>
          <text:p text:style-name="P10">Por cantidad de pisos por edificio (Aumenta por cantidad de deptos por piso, ya que consume más recursos): (Consorcios)</text:p>
        </text:list-item>
      </text:list>
      <text:p text:style-name="Standard"/>
      <text:list xml:id="list3719843280489575049" text:style-name="L20">
        <text:list-item>
          <text:p text:style-name="P11">de 1 a 20 ----- 90 x depto</text:p>
        </text:list-item>
        <text:list-item>
          <text:p text:style-name="P11">de 21 a 29 ---- 115 x depto</text:p>
        </text:list-item>
        <text:list-item>
          <text:p text:style-name="P11">de 30 a 39 ---- 145 x depto</text:p>
        </text:list-item>
        <text:list-item>
          <text:p text:style-name="P11">de +40 --------- 165 x dep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Carrizo</meta:initial-creator>
    <meta:creation-date>2017-09-11T16:06:54.49</meta:creation-date>
    <meta:generator>OpenOffice/4.1.3$Win32 OpenOffice.org_project/413m1$Build-9783</meta:generator>
    <dc:date>2017-10-28T23:43:20.74</dc:date>
    <dc:creator>Sebastian Carrizo</dc:creator>
    <meta:editing-duration>PT10H59M40S</meta:editing-duration>
    <meta:editing-cycles>9</meta:editing-cycles>
    <meta:document-statistic meta:table-count="0" meta:image-count="0" meta:object-count="0" meta:page-count="11" meta:paragraph-count="337" meta:word-count="1595" meta:character-count="8949"/>
  </office:meta>
</office:document-meta>
</file>